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MS Mincho" svg:font-family="'MS Minch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6.2931in" fo:margin-left="0in" fo:margin-top="0in" fo:margin-bottom="0in" table:align="left" style:writing-mode="lr-tb"/>
    </style:style>
    <style:style style:name="Tableau1.A" style:family="table-column">
      <style:table-column-properties style:column-width="6.2931in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Heading_20_1">
      <style:text-properties officeooo:paragraph-rsid="0002974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itle" style:master-page-name="Standard">
      <style:paragraph-properties style:page-number="auto"/>
    </style:style>
    <style:style style:name="P4" style:family="paragraph" style:parent-style-name="List_20_Paragraph" style:list-style-name="WWNum2">
      <style:paragraph-properties fo:margin-top="0in" fo:margin-bottom="0in" loext:contextual-spacing="true" fo:line-height="100%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paragraph-rsid="0002974a"/>
    </style:style>
    <style:style style:name="P6" style:family="paragraph" style:parent-style-name="Standard">
      <style:text-properties officeooo:paragraph-rsid="0002d59c"/>
    </style:style>
    <style:style style:name="P7" style:family="paragraph" style:parent-style-name="Standard">
      <style:text-properties officeooo:rsid="0002d59c" officeooo:paragraph-rsid="0002d59c"/>
    </style:style>
    <style:style style:name="P8" style:family="paragraph" style:parent-style-name="Standard">
      <style:text-properties officeooo:rsid="000339e8" officeooo:paragraph-rsid="000339e8"/>
    </style:style>
    <style:style style:name="P9" style:family="paragraph" style:parent-style-name="Standard" style:list-style-name="L1">
      <style:text-properties fo:font-weight="normal" officeooo:rsid="000339e8" officeooo:paragraph-rsid="000339e8" style:font-weight-asian="normal" style:font-weight-complex="normal"/>
    </style:style>
    <style:style style:name="P10" style:family="paragraph" style:parent-style-name="Standard">
      <style:text-properties fo:font-weight="bold" officeooo:rsid="000339e8" officeooo:paragraph-rsid="000339e8" style:font-weight-asian="bold" style:font-weight-complex="bold"/>
    </style:style>
    <style:style style:name="P11" style:family="paragraph" style:parent-style-name="Standard" style:list-style-name="L4">
      <style:text-properties officeooo:paragraph-rsid="00047d6d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weight="bold" officeooo:rsid="000339e8" officeooo:paragraph-rsid="00047d6d" style:font-weight-asian="bold" style:font-weight-complex="bold"/>
    </style:style>
    <style:style style:name="P14" style:family="paragraph" style:parent-style-name="Normal">
      <style:text-properties officeooo:paragraph-rsid="0002d59c"/>
    </style:style>
    <style:style style:name="P15" style:family="paragraph" style:parent-style-name="Paragraphe_20_de_20_liste" style:list-style-name="L2">
      <style:text-properties officeooo:paragraph-rsid="000339e8"/>
    </style:style>
    <style:style style:name="P16" style:family="paragraph" style:parent-style-name="Paragraphe_20_de_20_liste" style:list-style-name="L2">
      <style:text-properties officeooo:paragraph-rsid="00047d6d"/>
    </style:style>
    <style:style style:name="P17" style:family="paragraph" style:parent-style-name="Paragraphe_20_de_20_liste" style:list-style-name="L2">
      <style:text-properties officeooo:rsid="000339e8" officeooo:paragraph-rsid="000339e8"/>
    </style:style>
    <style:style style:name="P18" style:family="paragraph" style:parent-style-name="Paragraphe_20_de_20_liste" style:list-style-name="L2">
      <style:text-properties officeooo:rsid="000447a2" officeooo:paragraph-rsid="000447a2"/>
    </style:style>
    <style:style style:name="P19" style:family="paragraph" style:parent-style-name="Paragraphe_20_de_20_liste" style:list-style-name="L2">
      <style:text-properties officeooo:rsid="00047d6d" officeooo:paragraph-rsid="00047d6d"/>
    </style:style>
    <style:style style:name="P20" style:family="paragraph" style:parent-style-name="Paragraphe_20_de_20_liste">
      <style:text-properties officeooo:rsid="00047d6d" officeooo:paragraph-rsid="00047d6d"/>
    </style:style>
    <style:style style:name="P21" style:family="paragraph" style:parent-style-name="Paragraphe_20_de_20_liste" style:list-style-name="L4">
      <style:text-properties officeooo:paragraph-rsid="00047d6d"/>
    </style:style>
    <style:style style:name="P22" style:family="paragraph" style:parent-style-name="Paragraphe_20_de_20_liste" style:list-style-name="L4">
      <style:text-properties officeooo:paragraph-rsid="000679b0"/>
    </style:style>
    <style:style style:name="P23" style:family="paragraph" style:parent-style-name="Paragraphe_20_de_20_liste">
      <style:paragraph-properties fo:margin-left="0in" fo:margin-right="0in" fo:text-indent="0in" style:auto-text-indent="false"/>
      <style:text-properties officeooo:rsid="00047d6d" officeooo:paragraph-rsid="00047d6d"/>
    </style:style>
    <style:style style:name="T1" style:family="text">
      <style:text-properties fo:font-size="20pt" fo:language="fr" fo:country="BE" style:font-size-asian="20pt" style:language-asian="fr" style:country-asian="BE"/>
    </style:style>
    <style:style style:name="T2" style:family="text">
      <style:text-properties fo:font-size="20pt" fo:language="fr" fo:country="BE" fo:font-weight="bold" style:font-size-asian="20pt" style:language-asian="fr" style:country-asian="BE" style:font-weight-asian="bold" style:font-weight-complex="bold"/>
    </style:style>
    <style:style style:name="T3" style:family="text">
      <style:text-properties style:rfc-language-tag-asian="x-none"/>
    </style:style>
    <style:style style:name="T4" style:family="text">
      <style:text-properties officeooo:rsid="0002d59c" style:rfc-language-tag-asian="x-none"/>
    </style:style>
    <style:style style:name="T5" style:family="text">
      <style:text-properties fo:color="#0f243e" fo:letter-spacing="normal" fo:font-weight="bold" style:font-weight-asian="bold"/>
    </style:style>
    <style:style style:name="T6" style:family="text">
      <style:text-properties fo:color="#0f243e" style:text-line-through-style="none" style:text-line-through-type="none" fo:letter-spacing="normal"/>
    </style:style>
    <style:style style:name="T7" style:family="text">
      <style:text-properties fo:color="#0f243e" style:text-line-through-style="none" style:text-line-through-type="none" fo:letter-spacing="normal" fo:font-weight="normal" officeooo:rsid="000339e8" style:font-weight-asian="normal" style:font-weight-complex="normal"/>
    </style:style>
    <style:style style:name="T8" style:family="text">
      <style:text-properties fo:color="#0f243e" style:text-line-through-style="none" style:text-line-through-type="none" fo:letter-spacing="normal" fo:font-weight="normal" style:font-weight-asian="normal" style:font-weight-complex="normal"/>
    </style:style>
    <style:style style:name="T9" style:family="text">
      <style:text-properties fo:color="#0f243e" style:text-line-through-style="none" style:text-line-through-type="none" fo:letter-spacing="normal" fo:font-weight="normal" officeooo:rsid="00047d6d" style:font-weight-asian="normal" style:font-weight-complex="normal"/>
    </style:style>
    <style:style style:name="T10" style:family="text">
      <style:text-properties fo:color="#0f243e" style:text-line-through-style="none" style:text-line-through-type="none" fo:letter-spacing="normal" officeooo:rsid="00047d6d"/>
    </style:style>
    <style:style style:name="T11" style:family="text">
      <style:text-properties fo:font-style="italic" style:font-style-asian="italic"/>
    </style:style>
    <style:style style:name="T12" style:family="text">
      <style:text-properties fo:color="#7f7f7f" fo:font-size="10pt" style:font-size-asian="10pt" style:font-name-complex="Calibri2"/>
    </style:style>
    <style:style style:name="T13" style:family="text">
      <style:text-properties fo:color="#7f7f7f" style:font-name-complex="Calibri2" style:font-weight-complex="bold"/>
    </style:style>
    <style:style style:name="T14" style:family="text">
      <style:text-properties fo:font-variant="small-caps" fo:color="#7f7f7f" fo:font-size="10pt" fo:font-weight="bold" style:font-size-asian="10pt" style:font-weight-asian="bold" style:font-name-complex="Calibri2"/>
    </style:style>
    <style:style style:name="T15" style:family="text">
      <style:text-properties fo:color="#000000" style:font-name="MS Mincho" fo:font-size="10pt" fo:background-color="#f9f9f9" loext:char-shading-value="0" style:font-name-asian="MS Mincho" style:font-size-asian="10pt" style:font-name-complex="MS Mincho" style:font-size-complex="10pt"/>
    </style:style>
    <style:style style:name="T16" style:family="text">
      <style:text-properties officeooo:rsid="000339e8"/>
    </style:style>
    <style:style style:name="T17" style:family="text">
      <style:text-properties officeooo:rsid="000447a2"/>
    </style:style>
    <style:style style:name="T18" style:family="text">
      <style:text-properties officeooo:rsid="00047d6d"/>
    </style:style>
    <style:style style:name="T19" style:family="text">
      <style:text-properties officeooo:rsid="000679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ahier des charges</text:span><text:span text:style-name="T2"> </text:span></text:p>
      <text:p text:style-name="Standard"/>
      <text:p text:style-name="P6">Nom : <text:s/>Leyens</text:p>
      <text:p text:style-name="P6">Prénom: Ludovic</text:p>
      <text:h text:style-name="P1" text:outline-level="1">Contexte de travail :</text:h>
      <text:p text:style-name="P5"><text:span text:style-name="Police_20_par_20_défaut"><text:span text:style-name="T15"><text:tab/>☐</text:span></text:span>Site fictif</text:p>
      <text:p text:style-name="P5"><text:span text:style-name="Police_20_par_20_défaut"><text:span text:style-name="T15"><text:tab/>☑</text:span></text:span>Site avec demande réelle</text:p>
      <text:p text:style-name="P5"><text:span text:style-name="Police_20_par_20_défaut"><text:span text:style-name="T15"><text:tab/>☐</text:span></text:span>Autre : à préciser</text:p>
      <text:h text:style-name="Heading_20_1" text:outline-level="1"><text:bookmark-start text:name="_Toc276925963"/><text:bookmark-start text:name="_Toc390282955"/>Thème <text:bookmark-end text:name="_Toc276925963"/><text:bookmark-end text:name="_Toc390282955"/><text:bookmark text:name="_GoBack"/></text:h>
      <text:p text:style-name="P14">Un site qui aidera à une entreprise de gérer ses chantiers en offrant aux ouvriers une plateforme pour faire leur rapport journalier des tâches accomplies </text:p>
      <text:h text:style-name="Heading_20_1" text:outline-level="1">Description du domaine d'application</text:h>
      <text:p text:style-name="P7"><text:span text:style-name="T3">Domaine de la construction</text:span></text:p>
      <text:h text:style-name="Heading_20_1" text:outline-level="1"><text:bookmark-start text:name="_Toc390282957"/>Public cible<text:bookmark-end text:name="_Toc390282957"/></text:h>
      <text:p text:style-name="P6"><text:span text:style-name="T4">Le site ne sera utilisé que par les membres de la société Concept-Ecologis</text:span><text:span text:style-name="T3"> (www.concept-ecologis.be)</text:span></text:p>
      <text:h text:style-name="Heading_20_1" text:outline-level="1">Liste des fonctionnalités</text:h>
      <text:p text:style-name="P8"><text:span text:style-name="T5">Espace public :</text:span></text:p>
      <text:list xml:id="list133457913" text:style-name="L1">
        <text:list-item>
          <text:p text:style-name="P9"><text:span text:style-name="T6">Accès à une page d’information à propos du site avec une possibilité de contacter le SuperAdmin (moi) pour plus d’informations</text:span></text:p>
        </text:list-item>
        <text:list-item>
          <text:p text:style-name="P9"><text:span text:style-name="T6">page de Login</text:span></text:p>
        </text:list-item>
      </text:list>
      <text:p text:style-name="P10"><text:span text:style-name="T6">Espace User-niveau1 (ouvrier) :</text:span></text:p>
      <text:list xml:id="list2263203288" text:style-name="L2">
        <text:list-item>
          <text:p text:style-name="P15"><text:span text:style-name="T16">Modification du </text:span>profil <text:s/>(nom, mot de passe, téléphone, email).</text:p>
        </text:list-item>
        <text:list-item>
          <text:p text:style-name="P16">Encodage des tâches accomplies sur un chantier (sélection de la tâche dans une liste triée, possibilité d’encoder une tâche non existante, définir le temps et les ressources alloués à cette tâche)</text:p>
        </text:list-item>
        <text:list-item>
          <text:p text:style-name="P16">Poser un Marqueur de Géolocalisation d’un chantier à l’aide de son Smartphone</text:p>
        </text:list-item>
        <text:list-item>
          <text:p text:style-name="P16">Uploader des fichiers (photo) pour illustrer une tâche accomplie et pouvoir mettre des commentaires</text:p>
        </text:list-item>
        <text:list-item>
          <text:p text:style-name="P16">Encodage des matériaux utilisés sur un chantier</text:p>
        </text:list-item>
        <text:list-item>
          <text:p text:style-name="P18">Consulter une GoogleMap affichant tout les chantier en cours.</text:p>
        </text:list-item>
        <text:list-item>
          <text:p text:style-name="P17">Consulter la liste des chantiers, possibilité de <text:span text:style-name="T17">limité les résultat par statut, date de création, date de la dernière modification, proximité (Géolocalisation).</text:span></text:p>
        </text:list-item>
        <text:list-item>
          <text:p text:style-name="P18"><text:soft-page-break/>Possibilité de modifier une ancienne ‘journée de travaille’ à condition qu’elle n’est pas encore été validée par l’Administrateur</text:p>
        </text:list-item>
        <text:list-item>
          <text:p text:style-name="P18">Consulter un chantier en particulier, possibilité de signaler le chantier et de laisser un commentaire à l’attention de l’Admin.</text:p>
        </text:list-item>
        <text:list-item>
          <text:p text:style-name="P19"><text:span text:style-name="T7">C</text:span><text:span text:style-name="T8">onsulter ses précédents encodages</text:span></text:p>
        </text:list-item>
        <text:list-item>
          <text:p text:style-name="P19"><text:span text:style-name="T8">Consulter un annuaire de personnes reprenant les différents participant au chantiers (clients, ouvriers, architectes, fournisseurs, etc)</text:span></text:p>
        </text:list-item>
      </text:list>
      <text:p text:style-name="P23"><text:span text:style-name="T8"/></text:p>
      <text:p text:style-name="P13"><text:span text:style-name="T6">Espace User-niveau</text:span><text:span text:style-name="T10">2</text:span><text:span text:style-name="T6"> (</text:span><text:span text:style-name="T10">administrateur</text:span><text:span text:style-name="T6">) :</text:span></text:p>
      <text:list xml:id="list451762059" text:style-name="L4">
        <text:list-item>
          <text:p text:style-name="P21"><text:span text:style-name="T9">Gestion des ouvriers (Création, modification, suppression, activation/désactivation)</text:span></text:p>
        </text:list-item>
        <text:list-item>
          <text:p text:style-name="P22"><text:span text:style-name="T9">Gestion des chantiers et des tâches (Création, modification, activation/désactivation)</text:span></text:p>
        </text:list-item>
        <text:list-item>
          <text:p text:style-name="P22">Encodage du cahier des charges (liste des tâches numérotées) en important un fichier .csv créer par le logiciel Gebat 7.0 , possibilité de modifier une tâche et d’exporter un fichier .csv du cahier des charges</text:p>
        </text:list-item>
        <text:list-item>
          <text:p text:style-name="P22">Gestion d’une base de données de Matériaux (Création, modification, suppression, importation, exportation)</text:p>
        </text:list-item>
        <text:list-item>
          <text:p text:style-name="P11">Gestion des encodages des Matériaux par les ouvriers (fusion des doublons, etc)</text:p>
        </text:list-item>
        <text:list-item>
          <text:p text:style-name="P11">Gestion des encodages des tâches par les ouvriers (<text:span text:style-name="T19">modifications, etc</text:span>)</text:p>
        </text:list-item>
        <text:list-item>
          <text:p text:style-name="P11">Gestion des ‘Matériaux suggérés ‘ pour les différents chantiers</text:p>
        </text:list-item>
        <text:list-item>
          <text:p text:style-name="P11">Exporter un csv avec les matériaux utilisés sur un chantier</text:p>
        </text:list-item>
        <text:list-item>
          <text:p text:style-name="P11">Exporter un csv avec le temps alloué par tâche sur un chantier</text:p>
        </text:list-item>
        <text:list-item>
          <text:p text:style-name="P11">Possibilité de consulter une page ‘’chantier’’ qui reprend toutes heures prestées, les photos uploadées, les commentaires, et la liste des matériaux utilisés,</text:p>
        </text:list-item>
        <text:list-item>
          <text:p text:style-name="P11">Créer une fonction de recherche avec filtre <text:s/>(retrouver un enregistrement avec tel ou tel mot)</text:p>
        </text:list-item>
      </text:list>
      <text:p text:style-name="P20"><text:span text:style-name="T7"/></text:p>
      <text:p text:style-name="P20"><text:span text:style-name="T7"/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2"><text:span text:style-name="T11">Espace client :</text:span></text:p>
            <text:list xml:id="list3837054573" text:style-name="WWNum2">
              <text:list-item>
                <text:p text:style-name="P4">Gestion du <text:s/>profil (Edition – modification – suppression)</text:p>
              </text:list-item>
              <text:list-item>
                <text:p text:style-name="P4">Ajout de commentaires sur les articles publiés dans la partie publique. <text:s/></text:p>
              </text:list-item>
              <text:list-item>
                <text:p text:style-name="P4">Gestion de nouveaux articles (Edition – modification – suppression). <text:s/>Attention : l'article sera validé par l'administrateur avant la publication sur le site.</text:p>
              </text:list-item>
            </text:list>
            <text:p text:style-name="P12"/>
          </table:table-cell>
        </table:table-row>
      </table:table>
      <text:p text:style-name="Standard"/>
      <text:p text:style-name="Standard"/>
      <text:h text:style-name="Heading_20_1" text:outline-level="1">Exemples de scénarios d'utilisation</text:h>
      <text:p text:style-name="Standard"/>
      <text:h text:style-name="Heading_20_1" text:outline-level="1"><text:soft-page-break/>Technologies utilisées</text:h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MS Mincho" svg:font-family="'MS Minch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F" style:font-size-asian="11pt" style:language-asian="fr" style:country-asian="F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F" style:font-size-asian="11pt" style:language-asian="fr" style:country-asian="F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ous-titre_20_Car" style:display-name="Sous-titre C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tion_20_Car" style:display-name="Citation Car" style:family="text" style:parent-style-name="Default_20_Paragraph_20_Font">
      <style:text-properties fo:color="#000000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" text:bullet-char="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9in"/>
        </style:list-level-properties>
        <style:text-properties style:font-name="Symbol1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4929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9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9in"/>
        </style:list-level-properties>
        <style:text-properties style:font-name="Symbol1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9929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9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9in"/>
        </style:list-level-properties>
        <style:text-properties style:font-name="Symbol1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4929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9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7f7f7f" fo:font-size="10pt" style:font-size-asian="10pt" style:font-name-complex="Calibri2"/>
    </style:style>
    <style:style style:name="MT2" style:family="text">
      <style:text-properties fo:color="#7f7f7f" style:font-name-complex="Calibri2" style:font-weight-complex="bold"/>
    </style:style>
    <style:style style:name="MT3" style:family="text">
      <style:text-properties fo:font-variant="small-caps" fo:color="#7f7f7f" fo:font-size="10pt" fo:font-weight="bold" style:font-size-asian="10pt" style:font-weight-asian="bold" style:font-name-complex="Calibri2"/>
    </style:style>
    <style:page-layout style:name="Mpm1">
      <style:page-layout-properties fo:page-width="8.2681in" fo:page-height="11.6929in" style:num-format="1" style:print-orientation="portrait" fo:margin-top="0.4917in" fo:margin-bottom="0.2409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783in" fo:margin-left="0in" fo:margin-right="0in" fo:margin-bottom="0.239in" style:dynamic-spacing="true"/>
      </style:header-style>
      <style:footer-style>
        <style:header-footer-properties fo:min-height="0.7429in" fo:margin-left="0in" fo:margin-right="0in" fo:margin-top="0.7035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EI – BES Webdeveloper<text:tab/><text:tab/></text:span><text:span text:style-name="MT2"><text:page-number text:select-page="current">3</text:page-number></text:span><text:span text:style-name="MT1">/</text:span><text:span text:style-name="MT2"><text:page-count>3</text:page-count></text:span></text:p>
        <text:p text:style-name="Header"/>
      </style:header>
      <style:footer>
        <text:p text:style-name="MP1"><text:span text:style-name="MT3">Institut Saint-Laurent – Promotion Sociale<text:line-break/></text:span><text:span text:style-name="MT1">Rue Saint-Laurent 33<text:line-break/>4000 Liège – www.isl.b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8-12-18T15:22:00</meta:creation-date>
    <dc:date>2019-01-02T20:34:06.592000000</dc:date>
    <meta:editing-duration>PT8M3S</meta:editing-duration>
    <meta:generator>LibreOffice/6.1.3.2$Windows_X86_64 LibreOffice_project/86daf60bf00efa86ad547e59e09d6bb77c699acb</meta:generator>
    <meta:document-statistic meta:table-count="1" meta:image-count="0" meta:object-count="0" meta:page-count="3" meta:paragraph-count="50" meta:word-count="510" meta:character-count="3411" meta:non-whitespace-character-count="29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sl.dotx" xlink:href=""/>
  </office:meta>
</office:document-meta>
</file>